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PR #</text:p>
          </table:table-cell>
          <table:table-cell office:value-type="string" calcext:value-type="string">
            <text:p>how often</text:p>
          </table:table-cell>
          <table:table-cell office:value-type="string" calcext:value-type="string">
            <text:p>seriousnes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If function doesnt return it’s functionality at all, seriousness 3</text:p>
          </table:table-cell>
        </table:table-row>
        <table:table-row table:style-name="ro1">
          <table:table-cell table:style-name="ce1" office:value-type="string" calcext:value-type="string">
            <text:p>add.js Should handle invalid inpu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]*[.D2]" office:value-type="float" office:value="6" calcext:value-type="float">
            <text:p>6</text:p>
          </table:table-cell>
          <table:table-cell table:formula="of:=IF([.E2]&gt;5;IF([.E2]&gt;14;2;1)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.js doesn't have input validat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2" calcext:value-type="float">
            <text:p>2</text:p>
          </table:table-cell>
          <table:table-cell table:formula="of:=IF([.E3]&gt;5;IF([.E3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Case.js adds an extra space in front of the returned string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4]*[.D4]" office:value-type="float" office:value="10" calcext:value-type="float">
            <text:p>10</text:p>
          </table:table-cell>
          <table:table-cell table:formula="of:=IF([.E4]&gt;5;IF([.E4]&gt;14;2;1);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il.js incorrect 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5" calcext:value-type="float">
            <text:p>5</text:p>
          </table:table-cell>
          <table:table-cell table:formula="of:=IF([.E5]&gt;5;IF([.E5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il.js missing input valida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6]*[.D6]" office:value-type="float" office:value="4" calcext:value-type="float">
            <text:p>4</text:p>
          </table:table-cell>
          <table:table-cell table:formula="of:=IF([.E6]&gt;5;IF([.E6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nk.js not chunking arrays as expect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7]*[.D7]" office:value-type="float" office:value="15" calcext:value-type="float">
            <text:p>15</text:p>
          </table:table-cell>
          <table:table-cell table:formula="of:=IF([.E7]&gt;5;IF([.E7]&gt;14;2;1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unk.js not validating input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8]*[.D8]" office:value-type="float" office:value="4" calcext:value-type="float">
            <text:p>4</text:p>
          </table:table-cell>
          <table:table-cell table:formula="of:=IF([.E8]&gt;5;IF([.E8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mp.js always returning the lower limit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9]*[.D9]" office:value-type="float" office:value="15" calcext:value-type="float">
            <text:p>15</text:p>
          </table:table-cell>
          <table:table-cell table:formula="of:=IF([.E9]&gt;5;IF([.E9]&gt;14;2;1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mp.js returning 0 instead on Na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2" calcext:value-type="float">
            <text:p>2</text:p>
          </table:table-cell>
          <table:table-cell table:formula="of:=IF([.E10]&gt;5;IF([.E10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.js returns only first item after filtering for falsy value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1]*[.D11]" office:value-type="float" office:value="15" calcext:value-type="float">
            <text:p>15</text:p>
          </table:table-cell>
          <table:table-cell table:formula="of:=IF([.E11]&gt;5;IF([.E11]&gt;14;2;1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By.js not counting members correctly.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15" calcext:value-type="float">
            <text:p>15</text:p>
          </table:table-cell>
          <table:table-cell table:formula="of:=IF([.E12]&gt;5;IF([.E12]&gt;14;2;1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To.js is not handling NaN input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*[.D13]" office:value-type="float" office:value="1" calcext:value-type="float">
            <text:p>1</text:p>
          </table:table-cell>
          <table:table-cell table:formula="of:=IF([.E13]&gt;5;IF([.E13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ToAny not handling NaN inpu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*[.D14]" office:value-type="float" office:value="1" calcext:value-type="float">
            <text:p>1</text:p>
          </table:table-cell>
          <table:table-cell table:formula="of:=IF([.E14]&gt;5;IF([.E14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ce.js not handling -0 inclusion to arrays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5]*[.D15]" office:value-type="float" office:value="1" calcext:value-type="float">
            <text:p>1</text:p>
          </table:table-cell>
          <table:table-cell table:formula="of:=IF([.E15]&gt;5;IF([.E15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.js not producing basic division operation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16]*[.D16]" office:value-type="float" office:value="15" calcext:value-type="float">
            <text:p>15</text:p>
          </table:table-cell>
          <table:table-cell table:formula="of:=IF([.E16]&gt;5;IF([.E16]&gt;14;2;1);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de.test.js not handling edge case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7]*[.D17]" office:value-type="float" office:value="4" calcext:value-type="float">
            <text:p>4</text:p>
          </table:table-cell>
          <table:table-cell table:formula="of:=IF([.E17]&gt;5;IF([.E17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 table:formula="of:=IF([.E18]&gt;5;IF([.E18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formula="of:=IF([.E19]&gt;5;IF([.E19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formula="of:=IF([.E20]&gt;5;IF([.E20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formula="of:=IF([.E21]&gt;5;IF([.E21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formula="of:=IF([.E22]&gt;5;IF([.E22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formula="of:=IF([.E23]&gt;5;IF([.E23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4]*[.D24]" office:value-type="float" office:value="0" calcext:value-type="float">
            <text:p>0</text:p>
          </table:table-cell>
          <table:table-cell table:formula="of:=IF([.E24]&gt;5;IF([.E24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5]*[.D25]" office:value-type="float" office:value="0" calcext:value-type="float">
            <text:p>0</text:p>
          </table:table-cell>
          <table:table-cell table:formula="of:=IF([.E25]&gt;5;IF([.E25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6]*[.D26]" office:value-type="float" office:value="0" calcext:value-type="float">
            <text:p>0</text:p>
          </table:table-cell>
          <table:table-cell table:formula="of:=IF([.E26]&gt;5;IF([.E26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 table:formula="of:=IF([.E27]&gt;5;IF([.E27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8]*[.D28]" office:value-type="float" office:value="0" calcext:value-type="float">
            <text:p>0</text:p>
          </table:table-cell>
          <table:table-cell table:formula="of:=IF([.E28]&gt;5;IF([.E28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 table:formula="of:=IF([.E29]&gt;5;IF([.E29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30]*[.D30]" office:value-type="float" office:value="0" calcext:value-type="float">
            <text:p>0</text:p>
          </table:table-cell>
          <table:table-cell table:formula="of:=IF([.E30]&gt;5;IF([.E30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formula="of:=IF([.E31]&gt;5;IF([.E31]&gt;14;2;1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IF([.E32]&gt;5;IF([.E32]&gt;14;2;1);0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6:27:58.545579738</meta:creation-date>
    <dc:date>2020-12-07T17:34:11.832356459</dc:date>
    <meta:editing-duration>PT1H6M7S</meta:editing-duration>
    <meta:editing-cycles>11</meta:editing-cycles>
    <meta:generator>LibreOffice/6.0.7.3$Linux_X86_64 LibreOffice_project/00m0$Build-3</meta:generator>
    <meta:document-statistic meta:table-count="1" meta:cell-count="131" meta:object-count="0"/>
    <meta:user-defined meta:name=""/>
  </office:meta>
</office:document-meta>
</file>